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ee1" officeooo:paragraph-rsid="001f1ee1"/>
    </style:style>
    <style:style style:name="T1" style:family="text">
      <style:text-properties style:text-line-through-style="solid" style:text-line-through-type="sing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d . -name “*.txt” -size +1000c -not path <text:span text:style-name="T1">“</text:span>./”</text:p>
      <text:p text:style-name="P1"/>
      <text:p text:style-name="P1">sed “s/hola/adeu/g” hola.txt //Cambia los holas por adeus en la salida del fichero, no lo edita</text:p>
      <text:p text:style-name="P1"/>
      <text:p text:style-name="P1">Esborra i el fa de nou</text:p>
      <text:p text:style-name="P1">&gt;</text:p>
      <text:p text:style-name="P1"/>
      <text:p text:style-name="P1">Concadena el fitxer anterior</text:p>
      <text:p text:style-name="P1">»</text:p>
      <text:p text:style-name="P1"/>
      <text:p text:style-name="P1"/>
      <text:p text:style-name="P1">ls -l | awk ‘{print $9}’ | sort -r <text:s/>//Ordena en sentido inverso de la salida habitual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08:09:00.401927417</meta:creation-date>
    <dc:date>2023-03-06T08:18:45.673614689</dc:date>
    <meta:editing-duration>PT9M45S</meta:editing-duration>
    <meta:editing-cycles>1</meta:editing-cycles>
    <meta:document-statistic meta:table-count="0" meta:image-count="0" meta:object-count="0" meta:page-count="1" meta:paragraph-count="7" meta:word-count="54" meta:character-count="280" meta:non-whitespace-character-count="232"/>
    <meta:generator>LibreOffice/7.3.6.2$Linux_X86_64 LibreOffice_project/30$Build-2</meta:generator>
  </office:meta>
</office:document-meta>
</file>